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3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modify</text:p>
          </table:table-cell>
          <table:table-cell table:style-name="Gnumeric-default" office:value-type="string" calcext:value-type="string">
            <text:p>~/Programs/opencv-3.2.0/samples/python/digits.py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this is based on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http://docs.opencv.org/3.0-beta/doc/py_tutorials/py_ml/py_svm/py_svm_opencv/py_svm_opencv.html#svm-opencv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o recognize characters (A-Z, not Q, not I, not O), <text:s/>all digits and ‘-’,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generate positive samples each letter has 100 <text:s/>samples in a row, characters are 18 <text:s/>in height and 12 in width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first with rather dirty setting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Angle 5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s_vs_p = 0.9</text:p>
          </table:table-cell>
          <table:table-cell table:style-name="ce1" office:value-type="string" calcext:value-type="string">
            <text:p><text:s/>salt_amount=0.01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gaussAdd</text:p>
          </table:table-cell>
          <table:table-cell table:style-name="Gnumeric-default" office:value-type="string" calcext:value-type="string">
            <text:p>gauss = np.random.normal(0.3, 0.5, (row, col))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blur</text:p>
          </table:table-cell>
          <table:table-cell table:style-name="Gnumeric-default" office:value-type="string" calcext:value-type="string">
            <text:p>distr = [1,1,3,3,3,3,5,5,7]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python3 ../../Plate2Letters/showPictureMatplotlib.py SvmDir/allSVM.tif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~/PycharmProjects/TrainSVM/Letters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ABCDEFGHIJKLMNOPRSTUVXYZ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Letters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error: 0.75 %</text:p>
          </table:table-cell>
          <table:table-cell table:style-name="Gnumeric-default" table:number-columns-repeated="118"/>
        </table:table-row>
        <table:table-row table:style-name="ro1">
          <table:table-cell table:number-columns-repeated="128"/>
        </table:table-row>
        <table:table-row table:style-name="ro2">
          <table:table-cell table:style-name="Gnumeric-default" office:value-type="string" calcext:value-type="string">
            <text:p>Training digits</text:p>
          </table:table-cell>
          <table:table-cell table:style-name="Gnumeric-default" table:number-columns-repeated="127"/>
        </table:table-row>
        <table:table-row table:style-name="ro2">
          <table:table-cell table:style-name="Gnumeric-default" office:value-type="string" calcext:value-type="string">
            <text:p>~/PycharmProjects/TrainSVM/Digits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0123456789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Digits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4"/>
          <table:table-cell/>
          <table:table-cell table:style-name="Gnumeric-default" table:number-columns-repeated="118"/>
        </table:table-row>
        <table:table-row table:style-name="ro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raining binary classification (character=1, non-character=0)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python3 ../../Plate2Letters/showPictureMatplotlib.py SvmDir/allSVM.tif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string" calcext:value-type="string">
            <text:p>~/PycharmProjects/TrainSVM/Binar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ABCDEFGHIJKLMNOPRSTUVXYZ23456789" "../SUN397forPlate/*/*jpg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Binary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character.py allSVM.tif allSVM.txt</text:p>
          </table:table-cell>
          <table:table-cell table:style-name="Gnumeric-default" table:number-columns-repeated="12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Predict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~/PycharmProjects/Image2Letters/Test&gt;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<text:s/>python3 ../rekkariDetectionSave.py <text:s/>vkz-825.jpg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image to plate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4"/>
          <table:table-cell table:style-name="Gnumeric-default" office:value-type="string" calcext:value-type="string">
            <text:p>python3 ../filterCharacterRegions.py 0-plateOnly-vkz-825.jpg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plate to character regions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4"/>
          <table:table-cell table:style-name="Gnumeric-default" office:value-type="string" calcext:value-type="string">
            <text:p><text:s/>python3 ../myClassifier.py 5-plateOnly-vkz-825.jpg.tif <text:s/>/home/mka/PycharmProjects/TrainSVM/Binary/SvmDir/digits_svm.dat</text:p>
          </table:table-cell>
          <table:table-cell table:style-name="Gnumeric-default" table:number-columns-repeated="4"/>
          <table:table-cell/>
          <table:table-cell table:style-name="Gnumeric-default"/>
          <table:table-cell/>
          <table:table-cell table:style-name="Gnumeric-default" table:number-columns-repeated="116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9"/>
          <table:table-cell table:style-name="Gnumeric-default" office:value-type="string" calcext:value-type="string">
            <text:p>is there a character?</text:p>
          </table:table-cell>
          <table:table-cell/>
          <table:table-cell table:style-name="Gnumeric-default" office:value-type="string" calcext:value-type="string">
            <text:p>0=yes, 1=no</text:p>
          </table:table-cell>
          <table:table-cell table:number-columns-repeated="116"/>
        </table:table-row>
        <table:table-row table:style-name="ro2" table:number-rows-repeated="97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08:29:18.183084504</dc:date>
    <meta:creation-date>2017-04-15T08:57:38Z</meta:creation-date>
    <meta:editing-cycles>9</meta:editing-cycles>
    <meta:editing-duration>PT10H15M43S</meta:editing-duration>
    <meta:generator>LibreOffice/5.1.6.2$Linux_x86 LibreOffice_project/10m0$Build-2</meta:generator>
    <meta:document-statistic meta:table-count="1" meta:cell-count="40" meta:object-count="0"/>
  </office:meta>
</office:document-meta>
</file>